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53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7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8" table:default-cell-style-name="ce5"/>
        <table:table-column table:style-name="co4" table:number-columns-repeated="2" table:default-cell-style-name="ce5"/>
        <table:table-column table:style-name="co4" table:number-columns-repeated="1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sql-ex</text:p>
          </table:table-cell>
          <table:table-cell table:style-name="ce1" office:value-type="string" calcext:value-type="string" table:number-columns-spanned="8" table:number-rows-spanned="1">
            <text:p>тесты по лекциям</text:p>
          </table:table-cell>
          <table:covered-table-cell table:number-columns-repeated="6" table:style-name="Default"/>
          <table:covered-table-cell table:style-name="Default" office:value-type="string" calcext:value-type="string">
            <text:p>16-1726-82098</text:p>
          </table:covered-table-cell>
          <table:table-cell table:style-name="Default" table:number-columns-repeated="2"/>
          <table:table-cell table:style-name="ce1" office:value-type="string" calcext:value-type="string" table:number-columns-spanned="14" table:number-rows-spanned="1">
            <text:p>Посещение</text:p>
          </table:table-cell>
          <table:covered-table-cell table:number-columns-repeated="13"/>
          <table:table-cell table:style-name="ce3" office:value-type="string" calcext:value-type="string" table:number-columns-spanned="1" table:number-rows-spanned="2">
            <text:p>итоговый тест</text:p>
          </table:table-cell>
          <table:table-cell table:style-name="ce1" office:value-type="string" calcext:value-type="string" table:number-columns-spanned="1" table:number-rows-spanned="2">
            <text:p>Итого</text:p>
          </table:table-cell>
          <table:table-cell table:number-columns-repeated="2"/>
          <table:table-cell office:value-type="string" calcext:value-type="string">
            <text:p>1 модуль</text:p>
          </table:table-cell>
        </table:table-row>
        <table:table-row table:style-name="ro1">
          <table:table-cell table:number-columns-repeated="2"/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3.09</text:p>
          </table:table-cell>
          <table:table-cell table:style-name="ce2" office:value-type="string" calcext:value-type="string">
            <text:p>30.09</text:p>
          </table:table-cell>
          <table:table-cell table:style-name="ce2" office:value-type="string" calcext:value-type="string">
            <text:p>7.10</text:p>
          </table:table-cell>
          <table:table-cell table:style-name="ce2" office:value-type="string" calcext:value-type="string">
            <text:p>14.10</text:p>
          </table:table-cell>
          <table:table-cell table:style-name="ce2" office:value-type="string" calcext:value-type="string">
            <text:p>21.10</text:p>
          </table:table-cell>
          <table:table-cell table:style-name="ce2" office:value-type="string" calcext:value-type="string">
            <text:p>28.10</text:p>
          </table:table-cell>
          <table:table-cell table:style-name="ce2" office:value-type="string" calcext:value-type="string">
            <text:p>4.11</text:p>
          </table:table-cell>
          <table:table-cell table:style-name="ce2" office:value-type="string" calcext:value-type="string">
            <text:p>11.11</text:p>
          </table:table-cell>
          <table:table-cell table:style-name="ce2" office:value-type="string" calcext:value-type="string">
            <text:p>18.11</text:p>
          </table:table-cell>
          <table:table-cell table:style-name="ce2" office:value-type="string" calcext:value-type="string">
            <text:p>25.11</text:p>
          </table:table-cell>
          <table:table-cell table:style-name="ce2" office:value-type="string" calcext:value-type="string">
            <text:p>2.12</text:p>
          </table:table-cell>
          <table:table-cell table:style-name="ce2" office:value-type="string" calcext:value-type="string">
            <text:p>9.12</text:p>
          </table:table-cell>
          <table:table-cell table:style-name="ce2" office:value-type="string" calcext:value-type="string">
            <text:p>16.12</text:p>
          </table:table-cell>
          <table:table-cell table:style-name="ce2" office:value-type="string" calcext:value-type="string">
            <text:p>23.1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Филиппова</text:p>
          </table:table-cell>
          <table:table-cell office:value-type="string" calcext:value-type="string">
            <text:p>50, кроме 21-29 +55-61 + 70-74</text:p>
          </table:table-cell>
          <table:table-cell table:formula="of:=(82 - 17 + 14 + 10)/3" office:value-type="float" office:value="29.6666666666667" calcext:value-type="float">
            <text:p>29,6666666666667</text:p>
          </table:table-cell>
          <table:table-cell office:value-type="float" office:value="4" calcext:value-type="float">
            <text:p>4,0</text:p>
          </table:table-cell>
          <table:table-cell table:formula="of:=12*4/14" office:value-type="float" office:value="3.42857142857143" calcext:value-type="float">
            <text:p>3,4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2*4" office:value-type="float" office:value="3.83333333333333" calcext:value-type="float">
            <text:p>3,8</text:p>
          </table:table-cell>
          <table:table-cell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4" office:value-type="float" office:value="0.5" calcext:value-type="float">
            <text:p>0,5</text:p>
          </table:table-cell>
          <table:table-cell/>
          <table:table-cell table:formula="of:=SUM([.C3:.AB3])" office:value-type="float" office:value="68.5952380952381" calcext:value-type="float">
            <text:p>68,5952380952381</text:p>
          </table:table-cell>
          <table:table-cell table:number-columns-repeated="2"/>
          <table:table-cell office:value-type="float" office:value="15.5952380952381" calcext:value-type="float">
            <text:p>15,5952380952381</text:p>
          </table:table-cell>
        </table:table-row>
        <table:table-row table:style-name="ro1">
          <table:table-cell office:value-type="string" calcext:value-type="string">
            <text:p>Бочарова</text:p>
          </table:table-cell>
          <table:table-cell office:value-type="string" calcext:value-type="string">
            <text:p>50, 53-62</text:p>
          </table:table-cell>
          <table:table-cell table:formula="of:=(82+22)/3" office:value-type="float" office:value="34.6666666666667" calcext:value-type="float">
            <text:p>34,6666666666667</text:p>
          </table:table-cell>
          <table:table-cell office:value-type="float" office:value="2.6" calcext:value-type="float">
            <text:p>2,6</text:p>
          </table:table-cell>
          <table:table-cell table:formula="of:=10.5*4/14" office:value-type="float" office:value="3" calcext:value-type="float">
            <text:p>3,0</text:p>
          </table:table-cell>
          <table:table-cell table:formula="of:=4*8/12" office:value-type="float" office:value="2.66666666666667" calcext:value-type="float">
            <text:p>2,7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1.5/12*4" office:value-type="float" office:value="3.83333333333333" calcext:value-type="float">
            <text:p>3,8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/>
          <table:table-cell table:formula="of:=SUM([.C4:.AB4])" office:value-type="float" office:value="76.4333333333333" calcext:value-type="float">
            <text:p>76,4333333333333</text:p>
          </table:table-cell>
          <table:table-cell table:number-columns-repeated="2"/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Кащеева</text:p>
          </table:table-cell>
          <table:table-cell office:value-type="float" office:value="63" calcext:value-type="float">
            <text:p>63</text:p>
          </table:table-cell>
          <table:table-cell table:formula="of:=111/3" office:value-type="float" office:value="37" calcext:value-type="float">
            <text:p>37</text:p>
          </table:table-cell>
          <table:table-cell office:value-type="float" office:value="3.6" calcext:value-type="float">
            <text:p>3,6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9/12" office:value-type="float" office:value="3" calcext:value-type="float">
            <text:p>3,0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9/12*4" office:value-type="float" office:value="3" calcext:value-type="float">
            <text:p>3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/>
          <table:table-cell table:formula="of:=SUM([.C5:.AB5])" office:value-type="float" office:value="79.5761904761905" calcext:value-type="float">
            <text:p>79,5761904761905</text:p>
          </table:table-cell>
          <table:table-cell table:number-columns-repeated="2"/>
          <table:table-cell office:value-type="float" office:value="14.5761904761905" calcext:value-type="float">
            <text:p>14,5761904761905</text:p>
          </table:table-cell>
        </table:table-row>
        <table:table-row table:style-name="ro1">
          <table:table-cell office:value-type="string" calcext:value-type="string">
            <text:p>Денисенко</text:p>
          </table:table-cell>
          <table:table-cell office:value-type="float" office:value="10" calcext:value-type="float">
            <text:p>10</text:p>
          </table:table-cell>
          <table:table-cell table:formula="of:=13/3" office:value-type="float" office:value="4.33333333333333" calcext:value-type="float">
            <text:p>4,33333333333333</text:p>
          </table:table-cell>
          <table:table-cell office:value-type="float" office:value="3.2" calcext:value-type="float">
            <text:p>3,2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6/12" office:value-type="float" office:value="2" calcext:value-type="float">
            <text:p>2,0</text:p>
          </table:table-cell>
          <table:table-cell table:formula="of:=5/12*3" office:value-type="float" office:value="1.25" calcext:value-type="float">
            <text:p>1,3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9.5/11*4" office:value-type="float" office:value="3.45454545454545" calcext:value-type="float">
            <text:p>3,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SUM([.C6:.AB6])" office:value-type="float" office:value="34.3390692640693" calcext:value-type="float">
            <text:p>34,3390692640693</text:p>
          </table:table-cell>
          <table:table-cell table:number-columns-repeated="2"/>
          <table:table-cell office:value-type="float" office:value="9.34285714285714" calcext:value-type="float">
            <text:p>9,34285714285714</text:p>
          </table:table-cell>
        </table:table-row>
        <table:table-row table:style-name="ro1">
          <table:table-cell office:value-type="string" calcext:value-type="string">
            <text:p>Ширяева</text:p>
          </table:table-cell>
          <table:table-cell office:value-type="float" office:value="10" calcext:value-type="float">
            <text:p>10</text:p>
          </table:table-cell>
          <table:table-cell table:formula="of:=13/3" office:value-type="float" office:value="4.33333333333333" calcext:value-type="float">
            <text:p>4,33333333333333</text:p>
          </table:table-cell>
          <table:table-cell office:value-type="float" office:value="3" calcext:value-type="float">
            <text:p>3,0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7/12" office:value-type="float" office:value="2.33333333333333" calcext:value-type="float">
            <text:p>2,3</text:p>
          </table:table-cell>
          <table:table-cell table:formula="of:=9.5/12*3" office:value-type="float" office:value="2.375" calcext:value-type="float">
            <text:p>2,4</text:p>
          </table:table-cell>
          <table:table-cell table:formula="of:=8/12*3" office:value-type="float" office:value="2" calcext:value-type="float">
            <text:p>2,0</text:p>
          </table:table-cell>
          <table:table-cell table:formula="of:=9/12*4" office:value-type="float" office:value="3" calcext:value-type="float">
            <text:p>3,0</text:p>
          </table:table-cell>
          <table:table-cell table:formula="of:=12/12*4" office:value-type="float" office:value="4" calcext:value-type="float">
            <text:p>4,0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1*4" office:value-type="float" office:value="4.18181818181818" calcext:value-type="float">
            <text:p>4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8" office:value-type="float" office:value="0.5" calcext:value-type="float">
            <text:p>0,5</text:p>
          </table:table-cell>
          <table:table-cell/>
          <table:table-cell table:formula="of:=SUM([.C7:.AB7])" office:value-type="float" office:value="41.5330086580087" calcext:value-type="float">
            <text:p>41,5330086580087</text:p>
          </table:table-cell>
          <table:table-cell table:number-columns-repeated="2"/>
          <table:table-cell office:value-type="float" office:value="9.47619047619047" calcext:value-type="float">
            <text:p>9,47619047619047</text:p>
          </table:table-cell>
        </table:table-row>
        <table:table-row table:style-name="ro1">
          <table:table-cell office:value-type="string" calcext:value-type="string">
            <text:p>Шин</text:p>
          </table:table-cell>
          <table:table-cell table:number-columns-repeated="2"/>
          <table:table-cell table:formula="of:=8/10*3" office:value-type="float" office:value="2.4" calcext:value-type="float">
            <text:p>2,4</text:p>
          </table:table-cell>
          <table:table-cell table:formula="of:=6.5*4/14" office:value-type="float" office:value="1.85714285714286" calcext:value-type="float">
            <text:p>1,9</text:p>
          </table:table-cell>
          <table:table-cell table:formula="of:=4*6/12"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number-columns-repeated="3"/>
          <table:table-cell table:formula="of:=10.5/11*4" office:value-type="float" office:value="3.81818181818182" calcext:value-type="float">
            <text:p>3,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SUM([.C8:.AB8])" office:value-type="float" office:value="21.0753246753247" calcext:value-type="float">
            <text:p>21,0753246753247</text:p>
          </table:table-cell>
          <table:table-cell table:number-columns-repeated="2"/>
          <table:table-cell office:value-type="float" office:value="8.35714285714286" calcext:value-type="float">
            <text:p>8,35714285714286</text:p>
          </table:table-cell>
        </table:table-row>
        <table:table-row table:style-name="ro1">
          <table:table-cell office:value-type="string" calcext:value-type="string">
            <text:p>Мирошниченко</text:p>
          </table:table-cell>
          <table:table-cell table:number-columns-repeated="27"/>
          <table:table-cell table:formula="of:=SUM([.C9:.AB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остенева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 table:formula="of:=12/14*3" office:value-type="float" office:value="2.57142857142857" calcext:value-type="float">
            <text:p>2,6</text:p>
          </table:table-cell>
          <table:table-cell table:formula="of:=3*7/12" office:value-type="float" office:value="1.75" calcext:value-type="float">
            <text:p>1,8</text:p>
          </table:table-cell>
          <table:table-cell table:formula="of:=11.5/12*3" office:value-type="float" office:value="2.875" calcext:value-type="float">
            <text:p>2,9</text:p>
          </table:table-cell>
          <table:table-cell table:formula="of:=12/12*3" office:value-type="float" office:value="3" calcext:value-type="float">
            <text:p>3,0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formula="of:=11/12*3" office:value-type="float" office:value="2.75" calcext:value-type="float">
            <text:p>2,8</text:p>
          </table:table-cell>
          <table:table-cell/>
          <table:table-cell table:formula="of:=10.5/11*4" office:value-type="float" office:value="3.81818181818182" calcext:value-type="float">
            <text:p>3,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/>
          <table:table-cell table:formula="of:=SUM([.C10:.AB10])" office:value-type="float" office:value="25.4646103896104" calcext:value-type="float">
            <text:p>25,4646103896104</text:p>
          </table:table-cell>
          <table:table-cell table:number-columns-repeated="2"/>
          <table:table-cell office:value-type="float" office:value="2.16666666666667" calcext:value-type="float">
            <text:p>2,16666666666667</text:p>
          </table:table-cell>
        </table:table-row>
        <table:table-row table:style-name="ro1">
          <table:table-cell office:value-type="string" calcext:value-type="string">
            <text:p>Сапон</text:p>
          </table:table-cell>
          <table:table-cell table:number-columns-repeated="4"/>
          <table:table-cell table:formula="of:=4*6/12" office:value-type="float" office:value="2" calcext:value-type="float">
            <text:p>2,0</text:p>
          </table:table-cell>
          <table:table-cell table:number-columns-repeated="2"/>
          <table:table-cell table:formula="of:=10.5/12*3" office:value-type="float" office:value="2.625" calcext:value-type="float">
            <text:p>2,6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table:formula="of:=SUM([.C11:.AB11])" office:value-type="float" office:value="15.4583333333333" calcext:value-type="float">
            <text:p>15,4583333333333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Рогожкина</text:p>
          </table:table-cell>
          <table:table-cell table:number-columns-repeated="2"/>
          <table:table-cell table:formula="of:=8/10*3" office:value-type="float" office:value="2.4" calcext:value-type="float">
            <text:p>2,4</text:p>
          </table:table-cell>
          <table:table-cell table:formula="of:=10/14*3" office:value-type="float" office:value="2.14285714285714" calcext:value-type="float">
            <text:p>2,1</text:p>
          </table:table-cell>
          <table:table-cell/>
          <table:table-cell table:formula="of:=10/12*3" office:value-type="float" office:value="2.5" calcext:value-type="float">
            <text:p>2,5</text:p>
          </table:table-cell>
          <table:table-cell table:formula="of:=10.5/12*4" office:value-type="float" office:value="3.5" calcext:value-type="float">
            <text:p>3,5</text:p>
          </table:table-cell>
          <table:table-cell/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8.5/12*3" office:value-type="float" office:value="2.125" calcext:value-type="float">
            <text:p>2,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SUM([.C12:.AB12])" office:value-type="float" office:value="22.0011904761905" calcext:value-type="float">
            <text:p>22,001190476190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3:.AB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4:.AB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table:number-columns-repeated="2"/>
          <table:table-cell table:formula="of:=10/10*3" office:value-type="float" office:value="3" calcext:value-type="float">
            <text:p>3,0</text:p>
          </table:table-cell>
          <table:table-cell table:formula="of:=4*10/14" office:value-type="float" office:value="2.85714285714286" calcext:value-type="float">
            <text:p>2,9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formula="of:=10/12*4" office:value-type="float" office:value="3.33333333333333" calcext:value-type="float">
            <text:p>3,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7"/>
          <table:table-cell table:formula="of:=SUM([.C15:.AB15])" office:value-type="float" office:value="20.5238095238095" calcext:value-type="float">
            <text:p>20,5238095238095</text:p>
          </table:table-cell>
          <table:table-cell table:number-columns-repeated="2"/>
          <table:table-cell office:value-type="float" office:value="7.19047619047619" calcext:value-type="float">
            <text:p>7,19047619047619</text:p>
          </table:table-cell>
        </table:table-row>
        <table:table-row table:style-name="ro1">
          <table:table-cell office:value-type="string" calcext:value-type="string">
            <text:p>Юраткин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 table:formula="of:=8.5*4/14" office:value-type="float" office:value="2.42857142857143" calcext:value-type="float">
            <text:p>2,4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2/12*4" office:value-type="float" office:value="4" calcext:value-type="float">
            <text:p>4,0</text:p>
          </table:table-cell>
          <table:table-cell table:formula="of:=10/12*4" office:value-type="float" office:value="3.33333333333333" calcext:value-type="float">
            <text:p>3,3</text:p>
          </table:table-cell>
          <table:table-cell/>
          <table:table-cell table:formula="of:=5/11*4" office:value-type="float" office:value="1.81818181818182" calcext:value-type="float">
            <text:p>1,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SUM([.C16:.AB16])" office:value-type="float" office:value="25.4467532467532" calcext:value-type="float">
            <text:p>25,4467532467532</text:p>
          </table:table-cell>
          <table:table-cell table:number-columns-repeated="2"/>
          <table:table-cell office:value-type="float" office:value="6.76190476190476" calcext:value-type="float">
            <text:p>6,76190476190476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table:number-columns-repeated="6"/>
          <table:table-cell table:formula="of:=4/12*4" office:value-type="float" office:value="1.33333333333333" calcext:value-type="float">
            <text:p>1,3</text:p>
          </table:table-cell>
          <table:table-cell table:number-columns-repeated="4"/>
          <table:table-cell table:formula="of:=5/11*4" office:value-type="float" office:value="1.81818181818182" calcext:value-type="float">
            <text:p>1,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table:formula="of:=SUM([.C17:.AB17])" office:value-type="float" office:value="5.65151515151515" calcext:value-type="float">
            <text:p>5,65151515151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 office:value-type="float" office:value="20" calcext:value-type="float">
            <text:p>20</text:p>
          </table:table-cell>
          <table:table-cell table:formula="of:=29/3" office:value-type="float" office:value="9.66666666666667" calcext:value-type="float">
            <text:p>9,66666666666667</text:p>
          </table:table-cell>
          <table:table-cell table:number-columns-repeated="22"/>
          <table:table-cell table:number-columns-repeated="2" office:value-type="float" office:value="0.5" calcext:value-type="float">
            <text:p>0,5</text:p>
          </table:table-cell>
          <table:table-cell/>
          <table:table-cell table:formula="of:=SUM([.C18:.AB18])" office:value-type="float" office:value="10.6666666666667" calcext:value-type="float">
            <text:p>10,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 table:number-columns-repeated="27"/>
          <table:table-cell table:formula="of:=SUM([.C19:.AB1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 table:number-columns-repeated="27"/>
          <table:table-cell table:formula="of:=SUM([.C20:.AB2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string" calcext:value-type="string">
            <text:p>38, кроме 32,37 + 42,44,45</text:p>
          </table:table-cell>
          <table:table-cell table:style-name="ce4" table:formula="of:=(63 - 5 + 3)/3" office:value-type="float" office:value="20.3333333333333" calcext:value-type="float">
            <text:p>20,3333333333333</text:p>
          </table:table-cell>
          <table:table-cell office:value-type="float" office:value="2.4" calcext:value-type="float">
            <text:p>2,4</text:p>
          </table:table-cell>
          <table:table-cell table:formula="of:=3*10/14" office:value-type="float" office:value="2.14285714285714" calcext:value-type="float">
            <text:p>2,1</text:p>
          </table:table-cell>
          <table:table-cell table:formula="of:=4*4/12" office:value-type="float" office:value="1.33333333333333" calcext:value-type="float">
            <text:p>1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4" office:value-type="float" office:value="0.5" calcext:value-type="float">
            <text:p>0,5</text:p>
          </table:table-cell>
          <table:table-cell/>
          <table:table-cell table:formula="of:=SUM([.C21:.AB21])" office:value-type="float" office:value="48.3761904761904" calcext:value-type="float">
            <text:p>48,3761904761904</text:p>
          </table:table-cell>
          <table:table-cell table:number-columns-repeated="2"/>
          <table:table-cell office:value-type="float" office:value="10.2095238095238" calcext:value-type="float">
            <text:p>10,2095238095238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2"/>
          <table:table-cell table:formula="of:=7.5/10*3" office:value-type="float" office:value="2.25" calcext:value-type="float">
            <text:p>2,3</text:p>
          </table:table-cell>
          <table:table-cell table:formula="of:=9.5/14*3" office:value-type="float" office:value="2.03571428571429" calcext:value-type="float">
            <text:p>2,0</text:p>
          </table:table-cell>
          <table:table-cell table:number-columns-repeated="2"/>
          <table:table-cell table:formula="of:=6/12*4" office:value-type="float" office:value="2" calcext:value-type="float">
            <text:p>2,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C22:.AB22])" office:value-type="float" office:value="7.28571428571429" calcext:value-type="float">
            <text:p>7,285714285714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Чопоров</text:p>
          </table:table-cell>
          <table:table-cell table:number-columns-repeated="27"/>
          <table:table-cell table:formula="of:=SUM([.C23:.AB2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string" calcext:value-type="string">
            <text:p>63, кроме 51</text:p>
          </table:table-cell>
          <table:table-cell table:formula="of:=(111-3)/3" office:value-type="float" office:value="36" calcext:value-type="float">
            <text:p>36</text:p>
          </table:table-cell>
          <table:table-cell table:formula="of:=0.9*3" office:value-type="float" office:value="2.7" calcext:value-type="float">
            <text:p>2,7</text:p>
          </table:table-cell>
          <table:table-cell table:formula="of:=10.5/14*3" office:value-type="float" office:value="2.25" calcext:value-type="float">
            <text:p>2,3</text:p>
          </table:table-cell>
          <table:table-cell table:formula="of:=10/12*3" office:value-type="float" office:value="2.5" calcext:value-type="float">
            <text:p>2,5</text:p>
          </table:table-cell>
          <table:table-cell table:formula="of:=4*8/12" office:value-type="float" office:value="2.66666666666667" calcext:value-type="float">
            <text:p>2,7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1/12*3" office:value-type="float" office:value="2.75" calcext:value-type="float">
            <text:p>2,8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/>
          <table:table-cell table:formula="of:=SUM([.C24:.AB24])" office:value-type="float" office:value="55.2" calcext:value-type="float">
            <text:p>55,2</text:p>
          </table:table-cell>
          <table:table-cell table:number-columns-repeated="2"/>
          <table:table-cell office:value-type="float" office:value="8.11666666666667" calcext:value-type="float">
            <text:p>8,11666666666667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 table:number-columns-repeated="2"/>
          <table:table-cell table:formula="of:=9/10*3" office:value-type="float" office:value="2.7" calcext:value-type="float">
            <text:p>2,7</text:p>
          </table:table-cell>
          <table:table-cell/>
          <table:table-cell table:formula="of:=12/12*3" office:value-type="float" office:value="3" calcext:value-type="float">
            <text:p>3,0</text:p>
          </table:table-cell>
          <table:table-cell table:number-columns-repeated="2"/>
          <table:table-cell table:formula="of:=10.5/12*3" office:value-type="float" office:value="2.625" calcext:value-type="float">
            <text:p>2,6</text:p>
          </table:table-cell>
          <table:table-cell table:formula="of:=10.5/12*3" office:value-type="float" office:value="2.625" calcext:value-type="float">
            <text:p>2,6</text:p>
          </table:table-cell>
          <table:table-cell table:formula="of:=8/12*3" office:value-type="float" office:value="2" calcext:value-type="float">
            <text:p>2,0</text:p>
          </table:table-cell>
          <table:table-cell table:number-columns-repeated="15"/>
          <table:table-cell office:value-type="float" office:value="0.5" calcext:value-type="float">
            <text:p>0,5</text:p>
          </table:table-cell>
          <table:table-cell/>
          <table:table-cell table:formula="of:=SUM([.C25:.AB25])" office:value-type="float" office:value="13.45" calcext:value-type="float">
            <text:p>13,4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string" calcext:value-type="string">
            <text:p>67, кроме 58, 63</text:p>
          </table:table-cell>
          <table:table-cell table:formula="of:=(121-5)/3" office:value-type="float" office:value="38.6666666666667" calcext:value-type="float">
            <text:p>38,6666666666667</text:p>
          </table:table-cell>
          <table:table-cell table:number-columns-repeated="3"/>
          <table:table-cell table:formula="of:=4*10.5/12" office:value-type="float" office:value="3.5" calcext:value-type="float">
            <text:p>3,5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float" office:value="0.5" calcext:value-type="float">
            <text:p>0,5</text:p>
          </table:table-cell>
          <table:table-cell/>
          <table:table-cell table:formula="of:=SUM([.C26:.AB26])" office:value-type="float" office:value="43.6666666666667" calcext:value-type="float">
            <text:p>43,66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table:number-columns-repeated="6"/>
          <table:table-cell table:formula="of:=2/12*4" office:value-type="float" office:value="0.666666666666667" calcext:value-type="float">
            <text:p>0,7</text:p>
          </table:table-cell>
          <table:table-cell table:formula="of:=5.5/12*4" office:value-type="float" office:value="1.83333333333333" calcext:value-type="float">
            <text:p>1,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2"/>
          <table:table-cell table:formula="of:=SUM([.C27:.AB27])" office:value-type="float" office:value="6.5" calcext:value-type="float">
            <text:p>6,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8:.AB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9:.AB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0:.AB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1:.AB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2:.AB32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.00.0000</text:date>, <text:time style:data-style-name="N2" text:time-value="17:39:21.385327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1:52:36.277246738</meta:creation-date>
    <dc:date>2018-01-02T17:44:38.392294628</dc:date>
    <meta:editing-duration>P5DT7H37M16S</meta:editing-duration>
    <meta:editing-cycles>14</meta:editing-cycles>
    <meta:generator>LibreOffice/5.4.2.2$Linux_X86_64 LibreOffice_project/40m0$Build-2</meta:generator>
    <meta:document-statistic meta:table-count="1" meta:cell-count="366" meta:object-count="0"/>
  </office:meta>
</office:document-meta>
</file>